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191821" officeooo:paragraph-rsid="00191821"/>
    </style:style>
    <style:style style:name="P2" style:family="paragraph" style:parent-style-name="Standard">
      <style:text-properties officeooo:rsid="00191821" officeooo:paragraph-rsid="00191821"/>
    </style:style>
    <style:style style:name="P3" style:family="paragraph" style:parent-style-name="Standard">
      <style:text-properties officeooo:paragraph-rsid="00191821"/>
    </style:style>
    <style:style style:name="P4" style:family="paragraph" style:parent-style-name="Standard">
      <style:text-properties officeooo:rsid="001b0650" officeooo:paragraph-rsid="001b0650"/>
    </style:style>
    <style:style style:name="T1" style:family="text">
      <style:text-properties officeooo:rsid="00191821"/>
    </style:style>
    <style:style style:name="T2" style:family="text">
      <style:text-properties officeooo:rsid="001b06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turkunskap 2, laboration</text:p>
      <text:p text:style-name="P2">Olle Härstedt</text:p>
      <text:p text:style-name="P2">2024-05-28</text:p>
      <text:p text:style-name="P2"/>
      <text:h text:style-name="Heading_20_2" text:outline-level="2">Frågeställning</text:h>
      <text:p text:style-name="P2">Syftet med undersökningar är att se om det finns ett samband mellan mängd amylas och mängd stärkelse i ett provrör, för att få en bättre förståelse för hur matspjälkning fungerar.</text:p>
      <text:h text:style-name="Heading_20_2" text:outline-level="2">Bakgrund</text:h>
      <text:p text:style-name="P3"><text:span text:style-name="T1">I munhålan finns körtlar som utsöndrar amylas [1]. Amylas är ett enzym som sönderdelar stärkelse i mindre delar, så att </text:span><text:span text:style-name="T2">näringen</text:span><text:span text:style-name="T1"> kan tas upp av kroppen. Det finns olika typer av amylas. Det som utsöndras i munhålan kallas alpha-amylas [2].</text:span></text:p>
      <text:h text:style-name="Heading_20_2" text:outline-level="2">Hypotes</text:h>
      <text:p text:style-name="P1">En bra hypotes ska beskriva ett samband mellan en beroende variabel och ett antal oberoende variabler. Det är viktigt att andra variabler som inte är med i undersökningen hålls konstant, så att de inte påverkar resultatet<text:span text:style-name="T2">. Hypotesen måste också vara testbar i ett experiment [3].</text:span></text:p>
      <text:p text:style-name="P2">Beroende variabel: Mängd stärkelse</text:p>
      <text:p text:style-name="P2"/>
      <text:p text:style-name="P2">Oberoende variabler: M<text:span text:style-name="T2">ä</text:span>ngd amylas, kokad eller inte, pH-värde.</text:p>
      <text:p text:style-name="P2"/>
      <text:p text:style-name="P4">Hypotesen är att mängden stärkelse kommer minska för de provrör där amylsan har sin optimala miljö, dvs. neutralt pH och ej kokad. Anledningen är att amylsan då bäst kan bryta ner stärkelsen.</text:p>
      <text:p text:style-name="P4"/>
      <text:p text:style-name="P4">Att koka amylas förstör den, så att den inte kan spjälka stärkelsen [4].</text:p>
      <text:p text:style-name="P4"/>
      <text:p text:style-name="P4">Amylas fungerar bäst i neutralt pH, runt 7 [5].</text:p>
      <text:h text:style-name="Heading_20_2" text:outline-level="2">Metod</text:h>
      <text:p text:style-name="P4">Vi kommer använda fyra stycken provrör markerade A, B, C och D.</text:p>
      <text:p text:style-name="P4"/>
      <text:p text:style-name="P4"/>
      <text:p text:style-name="P4"/>
      <text:p text:style-name="P4"/>
      <text:h text:style-name="Heading_20_2" text:outline-level="2">Resultat</text:h>
      <text:p text:style-name="P2"/>
      <text:h text:style-name="Heading_20_2" text:outline-level="2">Diskussion</text:h>
      <text:p text:style-name="P2"/>
      <text:h text:style-name="Heading_20_2" text:outline-level="2">Källförteckning</text:h>
      <text:p text:style-name="P2"/>
      <text:p text:style-name="P2"><text:soft-page-break/><text:span text:style-name="T2">[1] </text:span>Naturkunskap 2, Björndahl et al, 2013</text:p>
      <text:p text:style-name="P2"/>
      <text:p text:style-name="P2"><text:span text:style-name="T2">[2] </text:span>https://en.wikipedia.org/wiki/Amylase</text:p>
      <text:p text:style-name="P2"/>
      <text:p text:style-name="P4">[3] https://www.sbu.se/sv/publikationer/nya-vetenskap-och-praxis/las-vetenskapliga-artiklar-och-finn-forskningens-vanligaste-fallgropar/</text:p>
      <text:p text:style-name="P4"/>
      <text:p text:style-name="P4">[4] http://skolkemi.chem.umu.se:8081/Skolkemi/Experiment/experimentfordjupning.jsp?id=78</text:p>
      <text:p text:style-name="P4"/>
      <text:p text:style-name="P4">[5] https://www.bbc.co.uk/bitesize/guides/z88hcj6/revision/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8T07:28:04.039455180</meta:creation-date>
    <dc:date>2024-05-28T07:47:38.189972021</dc:date>
    <meta:editing-duration>PT9M23S</meta:editing-duration>
    <meta:editing-cycles>1</meta:editing-cycles>
    <meta:document-statistic meta:table-count="0" meta:image-count="0" meta:object-count="0" meta:page-count="2" meta:paragraph-count="24" meta:word-count="221" meta:character-count="1648" meta:non-whitespace-character-count="1451"/>
    <meta:generator>LibreOffice/6.4.7.2$Linux_X86_64 LibreOffice_project/40$Build-2</meta:generator>
  </office:meta>
</office:document-meta>
</file>